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i>t</mi>
            <mspace width="2em"/>
            <mi>×</mi>
            <mspace width="2em"/>
            <mn>24</mn>
            <mfrac>
              <mi mathvariant="italic">horas</mi>
              <mi mathvariant="italic">dia</mi>
            </mfrac>
            <mspace width="2em"/>
            <mi>×</mi>
            <mspace width="2em"/>
            <mi>a</mi>
            <mrow>
              <mspace width="2em"/>
              <mo stretchy="false">=</mo>
              <mspace/>
            </mrow>
          </mrow>
        </mtd>
      </mtr>
      <mtr>
        <mtd>
          <mrow>
            <mn>2,0</mn>
            <mi mathvariant="italic">dias</mi>
            <mspace width="2em"/>
            <mi>×</mi>
            <mspace width="2em"/>
            <mn>24</mn>
            <mfrac>
              <mi mathvariant="italic">horas</mi>
              <mi mathvariant="italic">dia</mi>
            </mfrac>
            <mspace width="2em"/>
            <mi>×</mi>
            <mspace width="2em"/>
            <mn>2,50</mn>
            <mfrac>
              <mrow>
                <mi>R</mi>
                <mi>$</mi>
              </mrow>
              <mi mathvariant="italic">hora</mi>
            </mfrac>
            <mrow>
              <mspace width="2em"/>
              <mo stretchy="false">=</mo>
              <mspace/>
            </mrow>
          </mrow>
        </mtd>
      </mtr>
      <mtr>
        <mtd>
          <mrow>
            <mn>2,0</mn>
            <mi>×</mi>
            <mn>24</mn>
            <mi>×</mi>
            <mn>2,50</mn>
            <mspace width="2em"/>
            <mi>×</mi>
            <mspace width="2em"/>
            <mi mathvariant="italic">dias</mi>
            <mi>×</mi>
            <mfrac>
              <mi mathvariant="italic">horas</mi>
              <mi mathvariant="italic">dia</mi>
            </mfrac>
            <mi>×</mi>
            <mfrac>
              <mrow>
                <mi>R</mi>
                <mi>$</mi>
              </mrow>
              <mi mathvariant="italic">hora</mi>
            </mfrac>
            <mrow>
              <mspace width="2em"/>
              <mo stretchy="false">=</mo>
              <mspace/>
            </mrow>
          </mrow>
        </mtd>
      </mtr>
      <mtr>
        <mtd>
          <mrow>
            <mn>120</mn>
            <mi>R</mi>
            <mi>$</mi>
            <mspace width="2em"/>
            <mo stretchy="false">→</mo>
            <mspace width="2em"/>
            <mi>R</mi>
            <mi>$</mi>
            <mn>120,00</mn>
          </mrow>
        </mtd>
      </mtr>
    </mtable>
    <annotation encoding="StarMath 5.0">t ~×~ 24 {horas} over {dia} ~×~ a ~=~ newline 
2,0 dias ~×~ 24 {horas} over {dia} ~×~ 2,50 {R$} over {hora} ~=~ newline 
2,0 × 24 ×  2,50 ~×~  dias × {horas} over {dia} × {R$} over {hora} ~=~ newline
120 R$ ~rightarrow~ R$120,00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6T01:21:04.763313218</meta:creation-date>
    <meta:generator>LibreOffice/7.0.4.2$Linux_X86_64 LibreOffice_project/00$Build-2</meta:generator>
    <dc:date>2022-06-26T03:11:31.534337738</dc:date>
    <meta:editing-duration>PT3M52S</meta:editing-duration>
    <meta:editing-cycles>3</meta:editing-cycles>
  </office:meta>
</office:document-meta>
</file>